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23af3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023a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&lt;?xml version="1.0" encoding="UTF-8"?&gt;</text:p>
      <text:p text:style-name="P3">&lt;ies&gt;</text:p>
      <text:p text:style-name="P3"><text:s text:c="2"/>&lt;nombre&gt;IES Gonzalo Nazareno&lt;/nombre&gt;</text:p>
      <text:p text:style-name="P3"><text:s text:c="2"/>&lt;web&gt;http://www.gonzalonazareno.org&lt;/web&gt;</text:p>
      <text:p text:style-name="P3"><text:s text:c="2"/>&lt;ciclos&gt;</text:p>
      <text:p text:style-name="P3"><text:s text:c="4"/>&lt;ciclo id="ASIR"&gt;</text:p>
      <text:p text:style-name="P3"><text:s text:c="6"/>&lt;nombre&gt;Administración de Sistemas Informáticos en Red&lt;/nombre&gt;</text:p>
      <text:p text:style-name="P3"><text:s text:c="6"/>&lt;grado&gt;Superior&lt;/grado&gt;</text:p>
      <text:p text:style-name="P3"><text:s text:c="6"/>&lt;decretoTitulo año="2009" /&gt;</text:p>
      <text:p text:style-name="P3"><text:s text:c="4"/>&lt;/ciclo&gt;</text:p>
      <text:p text:style-name="P3"><text:s text:c="4"/>&lt;ciclo id="DAW"&gt;</text:p>
      <text:p text:style-name="P3"><text:s text:c="6"/>&lt;nombre&gt;Desarrollo de Aplicaciones Web&lt;/nombre&gt;</text:p>
      <text:p text:style-name="P3"><text:s text:c="6"/>&lt;grado&gt;Superior&lt;/grado&gt;</text:p>
      <text:p text:style-name="P3"><text:s text:c="6"/>&lt;decretoTitulo año="2010" /&gt;</text:p>
      <text:p text:style-name="P3"><text:s text:c="4"/>&lt;/ciclo&gt;</text:p>
      <text:p text:style-name="P3"><text:s text:c="4"/>&lt;ciclo id="SMR"&gt;</text:p>
      <text:p text:style-name="P3"><text:s text:c="6"/>&lt;nombre&gt;Sistemas Microinformáticos y Redes&lt;/nombre&gt;</text:p>
      <text:p text:style-name="P3"><text:s text:c="6"/>&lt;grado&gt;Medio&lt;/grado&gt;</text:p>
      <text:p text:style-name="P3"><text:s text:c="6"/>&lt;decretoTitulo año="2008" /&gt;</text:p>
      <text:p text:style-name="P3"><text:s text:c="4"/>&lt;/ciclo&gt;</text:p>
      <text:p text:style-name="P3"><text:s text:c="2"/>&lt;/ciclos&gt;</text:p>
      <text:p text:style-name="P3">&lt;/ies&gt;</text:p>
      <text:p text:style-name="P2"/>
      <text:p text:style-name="P2"/>
      <text:p text:style-name="P2"/>
      <text:p text:style-name="P2">1. Nombre del instituto.</text:p>
      <text:p text:style-name="Standard"/>
      <text:p text:style-name="Standard">/ies/nombre/text()</text:p>
      <text:p text:style-name="Standard"/>
      <text:p text:style-name="P1">2. Página web del instituto.</text:p>
      <text:p text:style-name="Standard"/>
      <text:p text:style-name="Standard">/ies/web/text()</text:p>
      <text:p text:style-name="Standard"/>
      <text:p text:style-name="P1">3. Nombre de los ciclos formativos.<text:line-break/></text:p>
      <text:p text:style-name="Standard">/ies/ciclos/ciclo/nombre/text()</text:p>
      <text:p text:style-name="Standard"/>
      <text:p text:style-name="P1">4. Siglas por las que se conocen los ciclos formativos.</text:p>
      <text:p text:style-name="Standard"/>
      <text:p text:style-name="Standard">/ies/ciclos/ciclo/@id/string()</text:p>
      <text:p text:style-name="Standard"/>
      <text:p text:style-name="P1">5. Años en los que se publicaron los decretos de título de los ciclos formativos.</text:p>
      <text:p text:style-name="Standard"/>
      <text:p text:style-name="Standard">/ies/ciclos/ciclo/decretoTitulo/@año/string()</text:p>
      <text:p text:style-name="Standard"/>
      <text:p text:style-name="P1">6. Ciclos formativos de Grado Medio (se trata de obtener el elemento completo).</text:p>
      <text:p text:style-name="Standard"/>
      <text:p text:style-name="Standard">/ies/ciclos/ciclo[grado/text()="Medio"]</text:p>
      <text:p text:style-name="Standard"/>
      <text:p text:style-name="P1">7. Nombre de los ciclos formativos de Grado Superior.</text:p>
      <text:p text:style-name="Standard"/>
      <text:p text:style-name="Standard"><text:soft-page-break/>/ies/ciclos/ciclo[grado/text()="Superior"]/nombre/text()</text:p>
      <text:p text:style-name="Standard"/>
      <text:p text:style-name="P1">8. Nombre de los ciclos formativos anteriores a 2010.</text:p>
      <text:p text:style-name="Standard"/>
      <text:p text:style-name="Standard">/ies/ciclos/ciclo/decretoTitulo[@año&lt;2010]/../nombre/text()</text:p>
      <text:p text:style-name="Standard"/>
      <text:p text:style-name="P1">9. Nombre de los ciclos formativos de 2008 o 2010.</text:p>
      <text:p text:style-name="Standard"/>
      <text:p text:style-name="Standard">/ies/ciclos/ciclo/decretoTitulo[@año="2008" or @año="2010"]/../nombre/text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8:58:51.164000000</meta:creation-date>
    <dc:date>2024-01-30T09:11:03.381000000</dc:date>
    <meta:editing-duration>PT11M8S</meta:editing-duration>
    <meta:editing-cycles>2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40" meta:word-count="138" meta:character-count="1442" meta:non-whitespace-character-count="1257"/>
  </office:meta>
</office:document-meta>
</file>